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" style:text-underline-style="none"/>
    </style:style>
    <style:style style:name="P4" style:family="paragraph" style:parent-style-name="Standard">
      <style:paragraph-properties fo:text-align="justify" style:justify-single-word="false"/>
      <style:text-properties style:font-name="Times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" fo:font-size="16pt" style:text-underline-style="none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Time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Times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Times" fo:font-size="16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: Prueba de Entornos de Desarrollo para Python. Grupo B</text:p>
      <text:p text:style-name="P8"/>
      <text:p text:style-name="P7">Valoración de los entornos integrados para Python probados y justificación de la elección final.</text:p>
      <text:p text:style-name="P1"/>
      <text:p text:style-name="P4"/>
      <text:p text:style-name="P6">Pycharm: </text:p>
      <text:p text:style-name="P1"/>
      <text:p text:style-name="P3">Es un <text:span text:style-name="T1">buen editor</text:span> de código, que tiene <text:span text:style-name="T1">autocompletado</text:span>, te muestra <text:span text:style-name="T1">errores de sintaxis </text:span>en tiempo real <text:s/>y tiene <text:span text:style-name="T1">depuración</text:span>, ofrece <text:span text:style-name="T1">compatibilidad con Git Hub</text:span> a través de git muy simple, ofrece varios <text:span text:style-name="T1">plugins</text:span>, el único pero es que el entorno en sí tiene un estilo un poco feo.</text:p>
      <text:p text:style-name="P4"/>
      <text:p text:style-name="P4"/>
      <text:p text:style-name="P6">Sublime Text 3 con Anaconda: </text:p>
      <text:p text:style-name="P1"/>
      <text:p text:style-name="P3">Sublime es un <text:span text:style-name="T1">editor cómodo </text:span>a la hora de programar, tiene <text:span text:style-name="T1">autocompletado de código</text:span> y de tabulaciones, incluso incluye un <text:span text:style-name="T1">autocorrector</text:span> para corregir errores ortográficos en las cadenas de texto. </text:p>
      <text:p text:style-name="P3"/>
      <text:p text:style-name="P3">Además de otras funciones que pueden facilitar la concentración a la hora de trabajar, sin embargo, el editor <text:span text:style-name="T1">carece de funciones de depuración</text:span>, ni permite <text:span text:style-name="T1">compilar proyectos complejos rápidamente</text:span>, por lo que es una herramienta más útil para el desarrollo de <text:span text:style-name="T1">programas más pequeños</text:span> y sencillos. Aún así, es un <text:span text:style-name="T1">editor flexible</text:span> cuyas funcionalidades pueden mejorarse mediante plugins.</text:p>
      <text:p text:style-name="P4"/>
      <text:p text:style-name="P4"/>
      <text:p text:style-name="P6">Apache netbeans: </text:p>
      <text:p text:style-name="P1"/>
      <text:p text:style-name="P2">Es un <text:span text:style-name="T1">IDE</text:span> muy <text:span text:style-name="T1">completo y libre</text:span>, tiene de todo pero <text:span text:style-name="T1">no es intuitivo</text:span> su diseño. Está hecho principalmente para el <text:span text:style-name="T1">lenguaje Java</text:span>. Habitualmente <text:span text:style-name="T1">coloreado y con sugerencias de código</text:span>, acceso a clases pinchando en el código y control de versiones. Presenta una herramienta para depurar errores: el <text:span text:style-name="T1">debugger</text:span>, que es <text:span text:style-name="T1">muy úti</text:span>l para encontrar <text:span text:style-name="T1">dónde falla</text:span> el código.</text:p>
      <text:p text:style-name="P4"/>
      <text:p text:style-name="P4"/>
      <text:p text:style-name="P6">LiClipse:</text:p>
      <text:p text:style-name="P1"/>
      <text:p text:style-name="P3">Este <text:span text:style-name="T1">IDE</text:span> me ha parecido <text:span text:style-name="T1">poco intuitivo</text:span> para empezar a programar, no es para nada intuitivo y fácil; hay que <text:span text:style-name="T1">crear un proyecto y luego un archivo en PyDev</text:span> <text:span text:style-name="T1">Module </text:span>para comenzar a programar y de por medio hay muchas configuraciones que no se sabe su utilidad para nuevos programadores. </text:p>
      <text:p text:style-name="P3"/>
      <text:p text:style-name="P3">Una vez podemos empezar a programar es cómodo, introduce <text:span text:style-name="T1">automáticamente tabulaciones y corrige errores de sintaxis</text:span> a tiempo real, aunque su coloración <text:span text:style-name="T1">no es muy variada y se hace repetitiva</text:span>. Tiene <text:span text:style-name="T1">compatibilidad </text:span><text:span text:style-name="T2">con el </text:span><text:span text:style-name="T1">Git Hub</text:span>. </text:p>
      <text:p text:style-name="P3"/>
      <text:p text:style-name="P3">Su <text:span text:style-name="T1">interfaz no es muy visual ni cómoda</text:span> aunque trae la posibilidad de ponerle tema oscuro o claro. Por último, comentar que trae un <text:span text:style-name="T1">sistema de depuración para poner puntos de ruptura</text:span>.</text:p>
      <text:p text:style-name="P4"/>
      <text:p text:style-name="P4"/>
      <text:p text:style-name="P3"><text:span text:style-name="T4">Visual Studio Code:</text:span><text:span text:style-name="T3"> </text:span></text:p>
      <text:p text:style-name="P1"/>
      <text:p text:style-name="P3">Es un gran editor de código, que tiene <text:span text:style-name="T1">autocompletado</text:span>, muestra <text:span text:style-name="T1">errores de sintaxis</text:span> en tiempo real, <text:span text:style-name="T1">depuración</text:span>, <text:span text:style-name="T1">ejecución</text:span> y <text:span text:style-name="T1">compilación</text:span>, ofrece <text:span text:style-name="T1">compatibilidad con Git Hub</text:span> a través de git y el <text:span text:style-name="T1">plugin de git</text:span>, ofrece muchísimos plugins para infinidad de utilidades y una interfaz muy bien diseñada.</text:p>
      <text:p text:style-name="P3"><text:span text:style-name="T4"/></text:p>
      <text:p text:style-name="P3"><text:soft-page-break/><text:span text:style-name="T4"/></text:p>
      <text:p text:style-name="P3"><text:span text:style-name="T4">Thonny: </text:span></text:p>
      <text:p text:style-name="P5"/>
      <text:p text:style-name="P3">Este <text:span text:style-name="T1">IDE</text:span> es mucho más <text:span text:style-name="T1">sencillo</text:span> para quienes están <text:span text:style-name="T1">empezando a programar.</text:span> Tiene una <text:span text:style-name="T1">interfaz</text:span> para que sea <text:span text:style-name="T1">más fácil</text:span> para el programador principiante. Se podría destacar que se <text:span text:style-name="T1">incluye</text:span> un <text:span text:style-name="T1">depurador</text:span> para ayudar al programador a <text:span text:style-name="T1">corregir los errores</text:span> y también ofrece <text:span text:style-name="T1">acceso a la consola propia de Python</text:span> directamente. </text:p>
      <text:p text:style-name="P3"/>
      <text:p text:style-name="P3">Las <text:span text:style-name="T1">variables </text:span>están ocultas. Este IDE cuenta con función de <text:span text:style-name="T1">debugging </text:span><text:s/>para comprobar que el código es correcto, eso y un <text:span text:style-name="T1">corrector</text:span> en el caso que <text:span text:style-name="T1">encuentre alguna invalidación o incorrección</text:span>.</text:p>
      <text:p text:style-name="P3"/>
      <text:p text:style-name="P3">Thonny dispone de su <text:span text:style-name="T1">propia línea de comandos</text:span>, así como de <text:span text:style-name="T1">compatibilidad</text:span> con <text:span text:style-name="T1">paquetes de terceros (plugins)</text:span> para instalar.</text:p>
      <text:p text:style-name="P4"/>
      <text:p text:style-name="P4"/>
      <text:p text:style-name="P6">IDLE: </text:p>
      <text:p text:style-name="P3"/>
      <text:p text:style-name="P3">Es un<text:span text:style-name="T1"> IDE </text:span>muy sencillo, tiene para <text:span text:style-name="T1">escribir en comandos directamente y en un bloc</text:span>, se puede <text:span text:style-name="T1">ejecutar</text:span> el documento y poco más, <text:span text:style-name="T1">muy simple</text:span> si vas a empezar <text:span text:style-name="T1">porque no da ninguna ayuda</text:span>, está pensado para <text:span text:style-name="T1">programadores expertos</text:span> que ya saben que tienen que escribir ya que viene instalado por defecto con Python. </text:p>
      <text:p text:style-name="P4"/>
      <text:p text:style-name="P4"/>
      <text:p text:style-name="P3"><text:span text:style-name="T4">Visual Studio:</text:span><text:span text:style-name="T3"> </text:span></text:p>
      <text:p text:style-name="P1"/>
      <text:p text:style-name="P3">Es exactamente igual que Visual Studio Code, pero <text:span text:style-name="T1">no necesita de plugins</text:span> ya que es un <text:span text:style-name="T1">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4T12:02:31</meta:creation-date>
    <dc:date>2019-11-24T16:00:25</dc:date>
    <dc:creator>Benito Jódar Álvarez</dc:creator>
    <meta:editing-duration>PT3H55M24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2" meta:paragraph-count="23" meta:word-count="573" meta:character-count="3493"/>
  </office:meta>
</office:document-meta>
</file>